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976A2F89D3DA6C6D75.png" manifest:media-type="image/png"/>
  <manifest:file-entry manifest:full-path="Pictures/10000201000003E80000029794E77F5FEC78ABB8.png" manifest:media-type="image/png"/>
  <manifest:file-entry manifest:full-path="Pictures/10000201000003E8000002977D17013DE98899B4.png" manifest:media-type="image/png"/>
  <manifest:file-entry manifest:full-path="Pictures/10000201000003E800000297FCDD597319DD03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3.9cm, 0cm, 3.799cm)" draw:image-opacity="100%" style:mirror="none"/>
    </style:style>
    <style:style style:name="gr2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3.901cm, 0cm, 3.798cm)" draw:image-opacity="100%" style:mirror="none"/>
    </style:style>
    <style:style style:name="gr3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3.999cm, 0cm, 3.7cm)" draw:image-opacity="100%" style:mirror="none"/>
    </style:style>
    <style:style style:name="gr4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4.002cm, 0cm, 3.69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0.59cm" svg:height="7.982cm" svg:x="4.4cm" svg:y="2cm">
          <draw:image xlink:href="Pictures/10000201000003E8000002977D17013DE98899B4.png" xlink:type="simple" xlink:show="embed" xlink:actuate="onLoad">
            <text:p/>
          </draw:image>
        </draw:frame>
        <draw:frame draw:style-name="gr2" draw:text-style-name="P1" draw:layer="layout" svg:width="10.59cm" svg:height="7.982cm" svg:x="15.41cm" svg:y="2cm">
          <draw:image xlink:href="Pictures/10000201000003E800000297FCDD597319DD03B0.png" xlink:type="simple" xlink:show="embed" xlink:actuate="onLoad">
            <text:p/>
          </draw:image>
        </draw:frame>
        <draw:frame draw:style-name="gr3" draw:text-style-name="P1" draw:layer="layout" svg:width="10.59cm" svg:height="7.982cm" svg:x="4.4cm" svg:y="10.257cm">
          <draw:image xlink:href="Pictures/10000201000003E80000029794E77F5FEC78ABB8.png" xlink:type="simple" xlink:show="embed" xlink:actuate="onLoad">
            <text:p/>
          </draw:image>
        </draw:frame>
        <draw:frame draw:style-name="gr4" draw:text-style-name="P1" draw:layer="layout" svg:width="10.59cm" svg:height="7.982cm" svg:x="15.41cm" svg:y="10.257cm">
          <draw:image xlink:href="Pictures/10000201000003E8000002976A2F89D3DA6C6D75.png" xlink:type="simple" xlink:show="embed" xlink:actuate="onLoad">
            <text:p/>
          </draw:image>
        </draw:frame>
        <draw:frame draw:style-name="gr5" draw:text-style-name="P2" draw:layer="layout" svg:width="5.4cm" svg:height="1cm" svg:x="1cm" svg:y="19.1cm">
          <draw:text-box>
            <text:p>Threholding2(7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3T00:25:13.909172936</meta:creation-date>
    <dc:date>2020-05-13T00:54:19.073077204</dc:date>
    <meta:editing-duration>PT8M33S</meta:editing-duration>
    <meta:editing-cycles>1</meta:editing-cycles>
    <meta:document-statistic meta:object-count="5"/>
    <meta:generator>LibreOffice/6.0.7.3$Linux_X86_64 LibreOffice_project/00m0$Build-3</meta:generator>
  </office:meta>
</office:document-meta>
</file>